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24cm" draw:marker-end-width="0.24cm" draw:fill-color="#c0c0c0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35cm" draw:marker-end-width="0.235cm" draw:fill-color="#ffff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5cm" draw:fill="none" draw:textarea-vertical-align="middle"/>
    </style:style>
    <style:style style:name="gr8" style:family="graphic" style:parent-style-name="objectwithoutfill">
      <style:graphic-properties draw:marker-start="Arrow" draw:marker-start-width="0.15cm" draw:marker-end="" draw:marker-end-width="0.15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" draw:marker-end="Arrow" draw:marker-end-width="0.1cm" draw:fill="none" draw:textarea-vertical-align="middle"/>
    </style:style>
    <style:style style:name="gr13" style:family="graphic" style:parent-style-name="objectwithoutfill">
      <style:graphic-properties svg:stroke-color="#dc2300" draw:marker-end="Arrow" draw:marker-end-width="0.15cm" draw:fill="none" draw:textarea-vertical-align="middl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dc23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cm" svg:height="1cm" svg:x="3.15cm" svg:y="14.517cm">
          <text:p text:style-name="P1"><text:span text:style-name="T1">Fieldbus (e.g: POWERLINK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4.5cm" svg:x="3.6cm" svg:y="8.517cm">
          <text:p text:style-name="P1">PC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4.5cm" svg:x="11.6cm" svg:y="2.017cm">
          <text:p text:style-name="P1"><text:span text:style-name="T2">µP-Slav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4.5cm" svg:x="3.6cm" svg:y="2.017cm">
          <text:p text:style-name="P1"><text:span text:style-name="T2">µP-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5cm" svg:x="5.9cm" svg:y="13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1.9cm" svg:height="0.7cm" svg:x="5cm" svg:y="8.817cm">
          <text:p text:style-name="P1"><text:span text:style-name="T3">SPI Slav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cm" svg:height="0.7cm" svg:x="5cm" svg:y="5.517cm">
          <text:p text:style-name="P1"><text:span text:style-name="T3">SPI 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cm" svg:height="0.7cm" svg:x="13.4cm" svg:y="5.517cm">
          <text:p text:style-name="P1"><text:span text:style-name="T3">SPI Slav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5cm" svg:y1="6.217cm" svg:x2="5.5cm" svg:y2="8.817cm">
          <text:p/>
        </draw:line>
        <draw:line draw:style-name="gr7" draw:text-style-name="P1" draw:layer="layout" svg:x1="6.1cm" svg:y1="6.217cm" svg:x2="6.1cm" svg:y2="8.817cm">
          <text:p/>
        </draw:line>
        <draw:line draw:style-name="gr7" draw:text-style-name="P1" draw:layer="layout" svg:x1="6.4cm" svg:y1="6.217cm" svg:x2="6.4cm" svg:y2="8.817cm">
          <text:p/>
        </draw:line>
        <draw:line draw:style-name="gr8" draw:text-style-name="P1" draw:layer="layout" svg:x1="5.8cm" svg:y1="6.217cm" svg:x2="5.8cm" svg:y2="8.817cm">
          <text:p/>
        </draw:line>
        <draw:custom-shape draw:style-name="gr5" draw:text-style-name="P4" draw:layer="layout" svg:width="0.8cm" svg:height="0.7cm" svg:x="7.2cm" svg:y="8.817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7cm" svg:x="7.2cm" svg:y="5.517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cm" svg:y1="6.217cm" svg:x2="7.6cm" svg:y2="8.817cm">
          <text:p/>
        </draw:line>
        <draw:line draw:style-name="gr9" draw:text-style-name="P1" draw:layer="layout" svg:x1="5.5cm" svg:y1="7.217cm" svg:x2="14.05cm" svg:y2="7.217cm">
          <text:p/>
        </draw:line>
        <draw:line draw:style-name="gr8" draw:text-style-name="P1" draw:layer="layout" svg:x1="14.05cm" svg:y1="6.217cm" svg:x2="14.05cm" svg:y2="7.217cm">
          <text:p/>
        </draw:line>
        <draw:line draw:style-name="gr8" draw:text-style-name="P1" draw:layer="layout" svg:x1="14.35cm" svg:y1="6.217cm" svg:x2="14.35cm" svg:y2="7.517cm">
          <text:p/>
        </draw:line>
        <draw:line draw:style-name="gr9" draw:text-style-name="P4" draw:layer="layout" svg:x1="6.4cm" svg:y1="7.817cm" svg:x2="14.65cm" svg:y2="7.817cm">
          <text:p/>
        </draw:line>
        <draw:line draw:style-name="gr8" draw:text-style-name="P1" draw:layer="layout" svg:x1="14.65cm" svg:y1="6.217cm" svg:x2="14.65cm" svg:y2="7.817cm">
          <text:p/>
        </draw:line>
        <draw:custom-shape draw:style-name="gr6" draw:text-style-name="P4" draw:layer="layout" svg:width="0.8cm" svg:height="1.7cm" svg:x="8cm" svg:y="3.417cm">
          <text:p text:style-name="P1"><text:span text:style-name="T3">U</text:span></text:p>
          <text:p text:style-name="P1"><text:span text:style-name="T3">S</text:span></text:p>
          <text:p text:style-name="P1"><text:span text:style-name="T3">A</text:span></text:p>
          <text:p text:style-name="P1"><text:span text:style-name="T3">R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1.7cm" svg:x="11.9cm" svg:y="3.417cm">
          <text:p text:style-name="P1"><text:span text:style-name="T3">U</text:span></text:p>
          <text:p text:style-name="P1"><text:span text:style-name="T3">S</text:span></text:p>
          <text:p text:style-name="P1"><text:span text:style-name="T3">A</text:span></text:p>
          <text:p text:style-name="P1"><text:span text:style-name="T3">R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cm" svg:y1="4.117cm" svg:x2="11.9cm" svg:y2="4.117cm">
          <text:p/>
        </draw:line>
        <draw:line draw:style-name="gr7" draw:text-style-name="P1" draw:layer="layout" svg:x1="11.9cm" svg:y1="4.417cm" svg:x2="8.8cm" svg:y2="4.417cm">
          <text:p/>
        </draw:line>
        <draw:frame draw:style-name="gr10" draw:text-style-name="P5" draw:layer="layout" svg:width="0.883cm" svg:height="0.569cm" svg:x="9.653cm" svg:y="7.748cm">
          <draw:text-box>
            <text:p><text:span text:style-name="T3">SS</text:span></text:p>
          </draw:text-box>
        </draw:frame>
        <draw:frame draw:style-name="gr10" draw:text-style-name="P5" draw:layer="layout" svg:width="1.086cm" svg:height="0.569cm" svg:x="9.45cm" svg:y="6.798cm">
          <draw:text-box>
            <text:p><text:span text:style-name="T3">SCK</text:span></text:p>
          </draw:text-box>
        </draw:frame>
        <draw:frame draw:style-name="gr10" draw:text-style-name="P5" draw:layer="layout" svg:width="1.226cm" svg:height="0.569cm" svg:x="4.174cm" svg:y="6.917cm">
          <draw:text-box>
            <text:p><text:span text:style-name="T3">MISO</text:span></text:p>
          </draw:text-box>
        </draw:frame>
        <draw:frame draw:style-name="gr10" draw:text-style-name="P5" draw:layer="layout" svg:width="1.226cm" svg:height="0.569cm" svg:x="4.174cm" svg:y="7.367cm">
          <draw:text-box>
            <text:p><text:span text:style-name="T3">MOSI</text:span></text:p>
          </draw:text-box>
        </draw:frame>
        <draw:custom-shape draw:style-name="gr11" draw:text-style-name="P1" draw:layer="layout" svg:width="0.1cm" svg:height="0.1cm" svg:x="5.45cm" svg:y="7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5.75cm" svg:y="7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cm" svg:height="0.1cm" svg:x="6.35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5.15cm" svg:y1="7.367cm" svg:x2="5.8cm" svg:y2="7.767cm">
          <text:p/>
        </draw:line>
        <draw:line draw:style-name="gr12" draw:text-style-name="P1" draw:layer="layout" svg:x1="5.151cm" svg:y1="7.817cm" svg:x2="6.1cm" svg:y2="8.317cm">
          <text:p/>
        </draw:line>
        <draw:frame draw:style-name="gr10" draw:text-style-name="P5" draw:layer="layout" svg:width="0.731cm" svg:height="0.569cm" svg:x="10.019cm" svg:y="3.667cm">
          <draw:text-box>
            <text:p><text:span text:style-name="T3">rx</text:span></text:p>
          </draw:text-box>
        </draw:frame>
        <draw:frame draw:style-name="gr10" draw:text-style-name="P5" draw:layer="layout" svg:width="0.718cm" svg:height="0.569cm" svg:x="10.032cm" svg:y="4.298cm">
          <draw:text-box>
            <text:p><text:span text:style-name="T3">tx</text:span></text:p>
          </draw:text-box>
        </draw:frame>
        <draw:line draw:style-name="gr9" draw:text-style-name="P1" draw:layer="layout" svg:x1="5.75cm" svg:y1="7.517cm" svg:x2="14.35cm" svg:y2="7.517cm">
          <text:p/>
        </draw:line>
        <draw:line draw:style-name="gr13" draw:text-style-name="P1" draw:layer="layout" svg:x1="13.3cm" svg:y1="2.969cm" svg:x2="7.001cm" svg:y2="2.969cm">
          <text:p/>
        </draw:line>
        <draw:line draw:style-name="gr13" draw:text-style-name="P1" draw:layer="layout" svg:x1="5.5cm" svg:y1="4.651cm" svg:x2="5.5cm" svg:y2="5.451cm">
          <text:p/>
        </draw:line>
        <draw:line draw:style-name="gr13" draw:text-style-name="P1" draw:layer="layout" svg:x1="6.45cm" svg:y1="4.651cm" svg:x2="6.45cm" svg:y2="5.451cm">
          <text:p/>
        </draw:line>
        <draw:custom-shape draw:style-name="gr14" draw:text-style-name="P4" draw:layer="layout" svg:width="1cm" svg:height="0.5cm" svg:x="5cm" svg:y="2.717cm">
          <text:p text:style-name="P1"><text:span text:style-name="T3">sub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cm" svg:height="0.5cm" svg:x="6.001cm" svg:y="2.718cm">
          <text:p text:style-name="P1"><text:span text:style-name="T3">sub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0.5cm" svg:x="14.3cm" svg:y="2.719cm">
          <text:p text:style-name="P1"><text:span text:style-name="T3">sub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cm" svg:height="0.5cm" svg:x="13.3cm" svg:y="2.719cm">
          <text:p text:style-name="P1"><text:span text:style-name="T3">sub2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242cm" svg:height="0.569cm" svg:x="9.258cm" svg:y="2.5cm">
          <draw:text-box>
            <text:p><text:span text:style-name="T3">Transfer sub2</text:span></text:p>
          </draw:text-box>
        </draw:frame>
        <draw:frame draw:style-name="gr10" draw:text-style-name="P5" draw:layer="layout" svg:width="2.479cm" svg:height="0.569cm" svg:x="1.05cm" svg:y="2.65cm">
          <draw:text-box>
            <text:p><text:span text:style-name="T3">Transfer sub1/2</text:span></text:p>
          </draw:text-box>
        </draw:frame>
        <draw:frame draw:style-name="gr10" draw:text-style-name="P5" draw:layer="layout" svg:width="3.165cm" svg:height="0.569cm" svg:x="3.45cm" svg:y="1.25cm">
          <draw:text-box>
            <text:p><text:span text:style-name="T3">Assemble subframes</text:span></text:p>
          </draw:text-box>
        </draw:frame>
        <draw:line draw:style-name="gr16" draw:text-style-name="P1" draw:layer="layout" svg:x1="5.5cm" svg:y1="3.251cm" svg:x2="5.5cm" svg:y2="4.051cm">
          <text:p/>
        </draw:line>
        <draw:line draw:style-name="gr16" draw:text-style-name="P1" draw:layer="layout" svg:x1="6.45cm" svg:y1="3.251cm" svg:x2="6.45cm" svg:y2="4.051cm">
          <text:p/>
        </draw:line>
        <draw:line draw:style-name="gr12" draw:text-style-name="P1" draw:layer="layout" svg:x1="2.2cm" svg:y1="3.169cm" svg:x2="5.5cm" svg:y2="3.869cm">
          <text:p/>
        </draw:line>
        <draw:line draw:style-name="gr12" draw:text-style-name="P1" draw:layer="layout" svg:x1="2.201cm" svg:y1="3.179cm" svg:x2="6.45cm" svg:y2="3.869cm">
          <text:p/>
        </draw:line>
        <draw:line draw:style-name="gr12" draw:text-style-name="P1" draw:layer="layout" svg:x1="4.7cm" svg:y1="1.819cm" svg:x2="6cm" svg:y2="2.717cm">
          <text:p/>
        </draw:line>
        <draw:line draw:style-name="gr9" draw:text-style-name="P4" draw:layer="layout" svg:x1="7.6cm" svg:y1="8.25cm" svg:x2="15.95cm" svg:y2="8.25cm">
          <text:p/>
        </draw:line>
        <draw:custom-shape draw:style-name="gr6" draw:text-style-name="P4" draw:layer="layout" svg:width="0.8cm" svg:height="0.7cm" svg:x="15.55cm" svg:y="5.5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5cm" svg:y1="6.2cm" svg:x2="15.95cm" svg:y2="8.25cm">
          <text:p/>
        </draw:line>
        <draw:custom-shape draw:style-name="gr11" draw:text-style-name="P1" draw:layer="layout" svg:width="0.1cm" svg:height="0.1cm" svg:x="7.5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2:55:50.035000000</meta:creation-date>
    <dc:date>2015-01-16T11:22:29.224000000</dc:date>
    <meta:editing-duration>PT29M15S</meta:editing-duration>
    <meta:editing-cycles>8</meta:editing-cycles>
    <meta:generator>LibreOffice/4.2.8.2$Windows_x86 LibreOffice_project/48d50dbfc06349262c9d50868e5c1f630a573ebd</meta:generator>
    <meta:document-statistic meta:object-count="55"/>
  </office:meta>
</office:document-meta>
</file>